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Object 13/content.xml"/>
  <manifest:file-entry manifest:media-type="text/xml" manifest:full-path="Object 13/styles.xml"/>
  <manifest:file-entry manifest:media-type="text/xml" manifest:full-path="Object 13/meta.xml"/>
  <manifest:file-entry manifest:media-type="application/vnd.oasis.opendocument.chart" manifest:full-path="Object 13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8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image/png" manifest:full-path="Pictures/10000201000000670000003CF31A9418.png"/>
  <manifest:file-entry manifest:media-type="image/svg+xml" manifest:full-path="Pictures/100002E200000887000004FF98900CBD.svg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text/xml" manifest:full-path="meta.xml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12/Configurations2/accelerator/current.xml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1" svg:font-family="'Times New Roman'" style:font-adornments="Regular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9783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6752in"/>
    </style:style>
    <style:style style:name="co4" style:family="table-column">
      <style:table-column-properties fo:break-before="auto" style:column-width="1.0681in"/>
    </style:style>
    <style:style style:name="co5" style:family="table-column">
      <style:table-column-properties fo:break-before="auto" style:column-width="1.6728in"/>
    </style:style>
    <style:style style:name="co6" style:family="table-column">
      <style:table-column-properties fo:break-before="auto" style:column-width="0.8228in"/>
    </style:style>
    <style:style style:name="co7" style:family="table-column">
      <style:table-column-properties fo:break-before="auto" style:column-width="1.602in"/>
    </style:style>
    <style:style style:name="co8" style:family="table-column">
      <style:table-column-properties fo:break-before="auto" style:column-width="1.1728in"/>
    </style:style>
    <style:style style:name="co9" style:family="table-column">
      <style:table-column-properties fo:break-before="auto" style:column-width="0.8902in"/>
    </style:style>
    <style:style style:name="co10" style:family="table-column">
      <style:table-column-properties fo:break-before="auto" style:column-width="0.9854in"/>
    </style:style>
    <style:style style:name="co11" style:family="table-column">
      <style:table-column-properties fo:break-before="auto" style:column-width="4.9047in"/>
    </style:style>
    <style:style style:name="co12" style:family="table-column">
      <style:table-column-properties fo:break-before="auto" style:column-width="1.7453in"/>
    </style:style>
    <style:style style:name="ro1" style:family="table-row">
      <style:table-row-properties style:row-height="0.1701in" fo:break-before="auto" style:use-optimal-row-height="true"/>
    </style:style>
    <style:style style:name="ro2" style:family="table-row">
      <style:table-row-properties style:row-height="0.811in" fo:break-before="auto" style:use-optimal-row-height="true"/>
    </style:style>
    <style:style style:name="ro3" style:family="table-row">
      <style:table-row-properties style:row-height="0.2091in" fo:break-before="auto" style:use-optimal-row-height="true"/>
    </style:style>
    <style:style style:name="ro4" style:family="table-row">
      <style:table-row-properties style:row-height="0.1756in" fo:break-before="auto" style:use-optimal-row-height="true"/>
    </style:style>
    <style:style style:name="ro5" style:family="table-row">
      <style:table-row-properties style:row-height="0.3382in" fo:break-before="auto" style:use-optimal-row-height="false"/>
    </style:style>
    <style:style style:name="ro6" style:family="table-row">
      <style:table-row-properties style:row-height="0.2917in" fo:break-before="auto" style:use-optimal-row-height="false"/>
    </style:style>
    <style:style style:name="ro7" style:family="table-row">
      <style:table-row-properties style:row-height="0.5161in" fo:break-before="auto" style:use-optimal-row-height="false"/>
    </style:style>
    <style:style style:name="ro8" style:family="table-row">
      <style:table-row-properties style:row-height="0.2689in" fo:break-before="auto" style:use-optimal-row-height="false"/>
    </style:style>
    <style:style style:name="ro9" style:family="table-row">
      <style:table-row-properties style:row-height="0.2811in" fo:break-before="auto" style:use-optimal-row-height="false"/>
    </style:style>
    <style:style style:name="ro10" style:family="table-row">
      <style:table-row-properties style:row-height="0.4583in" fo:break-before="auto" style:use-optimal-row-height="false"/>
    </style:style>
    <style:style style:name="ro11" style:family="table-row">
      <style:table-row-properties style:row-height="0.8508in" fo:break-before="auto" style:use-optimal-row-height="false"/>
    </style:style>
    <style:style style:name="ro12" style:family="table-row">
      <style:table-row-properties style:row-height="0.5016in" fo:break-before="auto" style:use-optimal-row-height="false"/>
    </style:style>
    <style:style style:name="ro13" style:family="table-row">
      <style:table-row-properties style:row-height="0.8071in" fo:break-before="auto" style:use-optimal-row-height="false"/>
    </style:style>
    <style:style style:name="ro14" style:family="table-row">
      <style:table-row-properties style:row-height="0.8217in" fo:break-before="auto" style:use-optimal-row-height="false"/>
    </style:style>
    <style:style style:name="ro15" style:family="table-row">
      <style:table-row-properties style:row-height="0.1839in" fo:break-before="auto" style:use-optimal-row-height="true"/>
    </style:style>
    <style:style style:name="ro16" style:family="table-row">
      <style:table-row-properties style:row-height="0.333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fo:border="0.0008in solid #000000"/>
      <style:text-properties style:font-name="Times New Roman" fo:font-weight="bold" style:font-weight-asian="bold" style:font-weight-complex="bold"/>
    </style:style>
    <style:style style:name="ce2" style:family="table-cell" style:parent-style-name="Default">
      <style:text-properties style:font-name="Times New Roman"/>
    </style:style>
    <style:style style:name="ce3" style:family="table-cell" style:parent-style-name="Default">
      <style:text-properties style:font-name="Times New Roman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justify" fo:margin-left="0in"/>
      <style:text-properties style:font-name="Times New Roman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Times New Roman"/>
    </style:style>
    <style:style style:name="ce6" style:family="table-cell" style:parent-style-name="Default">
      <style:text-properties style:font-name="Times New Roman1"/>
    </style:style>
    <style:style style:name="ce7" style:family="table-cell" style:parent-style-name="Default">
      <style:table-cell-properties fo:border="0.0008in solid #000000"/>
      <style:text-properties style:font-name="Times New Roman"/>
    </style:style>
    <style:style style:name="ce8" style:family="table-cell" style:parent-style-name="Default">
      <style:table-cell-properties style:text-align-source="fix" style:repeat-content="false" fo:border="0.0008in solid #000000"/>
      <style:paragraph-properties fo:text-align="start" fo:margin-left="0in"/>
      <style:text-properties style:font-name="Times New Roman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Times New Roman"/>
    </style:style>
    <style:style style:name="ce10" style:family="table-cell" style:parent-style-name="Default">
      <style:table-cell-properties fo:background-color="#ffff99" fo:border="0.0008in solid #000000"/>
      <style:text-properties style:font-name="Times New Roman"/>
    </style:style>
    <style:style style:name="ce11" style:family="table-cell" style:parent-style-name="Default">
      <style:table-cell-properties fo:background-color="#66ffff" style:text-align-source="fix" style:repeat-content="false"/>
      <style:paragraph-properties fo:text-align="start" fo:margin-left="0in"/>
      <style:text-properties style:font-name="Times New Roman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horizontal"/>
    </style:style>
    <style:style style:name="gr2" style:family="graphic">
      <style:graphic-properties draw:stroke="none" draw:fill="none" draw:textarea-horizontal-align="center" draw:textarea-vertical-align="middle" draw:ole-draw-aspect="1" style:protect="size"/>
    </style:style>
    <style:style style:name="gr3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gr4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  <style:style style:name="T1" style:family="text">
      <style:text-properties style:text-position="sub 65%"/>
    </style:style>
    <style:style style:name="T2" style:family="text">
      <style:text-properties style:font-name="Times New Roman1"/>
    </style:style>
    <style:style style:name="T3" style:family="text">
      <style:text-properties style:font-name="Times New Roman1" style:font-name-asian="Times New Roman1" style:font-name-complex="Times New Roman1"/>
    </style:style>
    <style:style style:name="T4" style:family="text">
      <style:text-properties style:text-position="super 65%"/>
    </style:style>
  </office:automatic-styles>
  <office:body>
    <office:spreadsheet>
      <table:table table:name="Read me" table:style-name="ta1" table:print="false">
        <table:table-column table:style-name="co1" table:default-cell-style-name="ce2"/>
        <table:table-column table:style-name="co2" table:number-columns-repeated="1023" table:default-cell-style-name="ce2"/>
        <table:table-row table:style-name="ro1">
          <table:table-cell table:style-name="ce1" office:value-type="string">
            <text:p>Algorithm for finding the size of a plug flow reacto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>
            <text:p>Objective</text:p>
          </table:table-cell>
          <table:table-cell table:number-columns-repeated="1023"/>
        </table:table-row>
        <table:table-row table:style-name="ro2">
          <table:table-cell table:style-name="ce4" office:value-type="string">
            <text:p>Develop a spreadsheet or program to determine the volume of a PFR needed to arrive at the targeted conversion in an isothermal tubular reactor undergoing reaction at a given operating volumeteric flowrate. Inlet concentration of the components and the rate law parameters is provided as input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>
            <text:p>Assumption </text:p>
          </table:table-cell>
          <table:table-cell table:number-columns-repeated="1023"/>
        </table:table-row>
        <table:table-row table:style-name="ro1">
          <table:table-cell office:value-type="string">
            <text:p>Steady state operation.</text:p>
          </table:table-cell>
          <table:table-cell table:number-columns-repeated="1023"/>
        </table:table-row>
        <table:table-row table:style-name="ro1">
          <table:table-cell office:value-type="string">
            <text:p>Isothermal reactor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>
            <text:p>Input</text:p>
          </table:table-cell>
          <table:table-cell table:number-columns-repeated="1023"/>
        </table:table-row>
        <table:table-row table:style-name="ro1">
          <table:table-cell office:value-type="string">
            <text:p>Reaction and its stoichiometry</text:p>
          </table:table-cell>
          <table:table-cell table:number-columns-repeated="1023"/>
        </table:table-row>
        <table:table-row table:style-name="ro1">
          <table:table-cell office:value-type="string">
            <text:p>Desired conversion X.</text:p>
          </table:table-cell>
          <table:table-cell table:number-columns-repeated="1023"/>
        </table:table-row>
        <table:table-row table:style-name="ro3">
          <table:table-cell office:value-type="string">
            <text:p>Inlet concentration C<text:span text:style-name="T1">A0</text:span>.</text:p>
          </table:table-cell>
          <table:table-cell table:number-columns-repeated="1023"/>
        </table:table-row>
        <table:table-row table:style-name="ro3">
          <table:table-cell office:value-type="string">
            <text:p>Inlet temperature T<text:span text:style-name="T1">0</text:span>.</text:p>
          </table:table-cell>
          <table:table-cell table:number-columns-repeated="1023"/>
        </table:table-row>
        <table:table-row table:style-name="ro4">
          <table:table-cell office:value-type="string">
            <text:p>Fractional change in volume <text:span text:style-name="T2">ε</text:span>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>
            <text:p>Ouput </text:p>
          </table:table-cell>
          <table:table-cell table:number-columns-repeated="1023"/>
        </table:table-row>
        <table:table-row table:style-name="ro1">
          <table:table-cell office:value-type="string">
            <text:p>Volume required to produce given conversion.</text:p>
          </table:table-cell>
          <table:table-cell table:number-columns-repeated="1023"/>
        </table:table-row>
        <table:table-row table:style-name="ro1" table:number-rows-repeated="2">
          <table:table-cell table:style-name="Default"/>
          <table:table-cell table:number-columns-repeated="1023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nput" table:style-name="ta1" table:print="false">
        <table:table-column table:style-name="co3" table:default-cell-style-name="ce2"/>
        <table:table-column table:style-name="co4" table:default-cell-style-name="ce2"/>
        <table:table-column table:style-name="co2" table:number-columns-repeated="1022" table:default-cell-style-name="ce2"/>
        <table:table-row table:style-name="ro1">
          <table:table-cell table:style-name="ce1" office:value-type="string">
            <text:p>Input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5">
          <table:table-cell office:value-type="string">
            <text:p>Reaction scheme</text:p>
          </table:table-cell>
          <table:table-cell office:value-type="string">
            <text:p>aA <text:s text:c="13"/>rR</text:p>
            <draw:frame table:end-cell-address="Input.C4" table:end-x="0.0535in" table:end-y="0.0346in" draw:z-index="1" draw:name="Graphics 1" draw:style-name="gr1" draw:text-style-name="P1" svg:width="-0.4488in" svg:height="-0.0772in" svg:x="0.6689in" svg:y="0.2941in">
              <draw:image xlink:href="Pictures/10000201000000670000003CF31A9418.png" xlink:type="simple" xlink:show="embed" xlink:actuate="onLoad"/>
              <draw:image xlink:href="Pictures/100002E200000887000004FF98900CBD.svg" xlink:type="simple" xlink:show="embed" xlink:actuate="onLoad">
                <text:p/>
              </draw:image>
            </draw:frame>
          </table:table-cell>
          <table:table-cell table:number-columns-repeated="1022"/>
        </table:table-row>
        <table:table-row table:style-name="ro1">
          <table:table-cell office:value-type="string">
            <text:p>Coefficients </text:p>
          </table:table-cell>
          <table:table-cell office:value-type="string">
            <text:p>a</text:p>
            <draw:frame table:end-cell-address="Input.B5" table:end-x="0.0787in" table:end-y="0.0126in" draw:z-index="2" draw:style-name="gr2" draw:text-style-name="P1" svg:width="0.0787in" svg:height="0.1823in" svg:x="0in" svg:y="0in">
              <draw:object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style-name="ce5"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r</text:p>
            <draw:frame table:end-cell-address="Input.B6" table:end-x="0.8335in" table:end-y="0.2295in" draw:z-index="3" draw:style-name="gr2" draw:text-style-name="P1" svg:width="0.8091in" svg:height="0.2303in" svg:x="0.0244in" svg:y="0.1685in">
              <draw:object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style-name="ce5" office:value-type="float" office:value="3">
            <text:p>3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6">
          <table:table-cell office:value-type="string">
            <text:p>Rate equation</text:p>
          </table:table-cell>
          <table:table-cell table:number-columns-repeated="2"/>
          <table:table-cell office:value-type="string">
            <text:p>mol/L s</text:p>
          </table:table-cell>
          <table:table-cell table:number-columns-repeated="1020"/>
        </table:table-row>
        <table:table-row table:style-name="ro7">
          <table:table-cell office:value-type="string">
            <text:p>Rate constant</text:p>
          </table:table-cell>
          <table:table-cell office:value-type="string">
            <text:p>k</text:p>
          </table:table-cell>
          <table:table-cell table:style-name="ce5" office:value-type="float" office:value="0.01">
            <text:p>0.01</text:p>
          </table:table-cell>
          <table:table-cell>
            <draw:frame table:end-cell-address="Input.D7" table:end-x="0.5961in" table:end-y="0.4937in" draw:z-index="0" draw:style-name="gr2" draw:text-style-name="P1" svg:width="0.5657in" svg:height="0.4421in" svg:x="0.0303in" svg:y="0.0516in">
              <draw:object xlink:href="./Object 11" xlink:type="simple" xlink:show="embed" xlink:actuate="onLoad">
                <text:p/>
              </draw:object>
              <draw:image xlink:href="./ObjectReplacements/Object 11" xlink:type="simple" xlink:show="embed" xlink:actuate="onLoad"/>
            </draw:frame>
          </table:table-cell>
          <table:table-cell table:number-columns-repeated="1020"/>
        </table:table-row>
        <table:table-row table:style-name="ro6">
          <table:table-cell office:value-type="string">
            <text:p>Order of reaction</text:p>
          </table:table-cell>
          <table:table-cell office:value-type="string">
            <text:p>n</text:p>
          </table:table-cell>
          <table:table-cell table:style-name="ce5" office:value-type="float" office:value="0.5">
            <text:p>0.5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>
            <text:p>Conversion of A</text:p>
          </table:table-cell>
          <table:table-cell office:value-type="string">
            <text:p>X</text:p>
          </table:table-cell>
          <table:table-cell table:style-name="ce5" office:value-type="float" office:value="0.8">
            <text:p>0.8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8">
          <table:table-cell table:style-name="ce4" office:value-type="string">
            <text:p>Percentage of A in feed</text:p>
          </table:table-cell>
          <table:table-cell table:style-name="ce6" office:value-type="string">
            <text:p>%A</text:p>
          </table:table-cell>
          <table:table-cell table:style-name="ce5" office:value-type="float" office:value="50">
            <text:p>50</text:p>
          </table:table-cell>
          <table:table-cell office:value-type="string">
            <text:p>%</text:p>
          </table:table-cell>
          <table:table-cell table:number-columns-repeated="1020"/>
        </table:table-row>
        <table:table-row table:style-name="ro3">
          <table:table-cell table:style-name="ce5" office:value-type="string">
            <text:p>Initial concentration of A</text:p>
          </table:table-cell>
          <table:table-cell office:value-type="string">
            <text:p>C<text:span text:style-name="T1">A0</text:span></text:p>
          </table:table-cell>
          <table:table-cell table:style-name="ce5" office:value-type="float" office:value="0.0625">
            <text:p>0.0625</text:p>
          </table:table-cell>
          <table:table-cell office:value-type="string">
            <text:p>mol/L</text:p>
          </table:table-cell>
          <table:table-cell table:number-columns-repeated="1020"/>
        </table:table-row>
        <table:table-row table:style-name="ro4">
          <table:table-cell office:value-type="string">
            <text:p>Operating temperature</text:p>
          </table:table-cell>
          <table:table-cell office:value-type="string">
            <text:p>T</text:p>
          </table:table-cell>
          <table:table-cell table:style-name="ce5" office:value-type="float" office:value="215">
            <text:p>215</text:p>
          </table:table-cell>
          <table:table-cell office:value-type="string">
            <text:p><text:span text:style-name="T3">⁰</text:span>C</text:p>
          </table:table-cell>
          <table:table-cell table:number-columns-repeated="1020"/>
        </table:table-row>
        <table:table-row table:style-name="ro1">
          <table:table-cell office:value-type="string">
            <text:p>Molar rate of feed</text:p>
          </table:table-cell>
          <table:table-cell office:value-type="string">
            <text:p>m</text:p>
          </table:table-cell>
          <table:table-cell table:style-name="ce5" office:value-type="float" office:value="1">
            <text:p>1</text:p>
          </table:table-cell>
          <table:table-cell office:value-type="string">
            <text:p>mol/s</text:p>
          </table:table-cell>
          <table:table-cell table:number-columns-repeated="1020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lculation" table:style-name="ta1" table:print="false"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2" table:number-columns-repeated="1017" table:default-cell-style-name="ce2"/>
        <table:table-row table:style-name="ro1">
          <table:table-cell table:style-name="ce1" office:value-type="string">
            <text:p>Given data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formula="of:=[Input.A3]" office:value-type="string" office:string-value="Reaction scheme">
            <text:p>Reaction scheme</text:p>
          </table:table-cell>
          <table:table-cell office:value-type="string">
            <text:p>aA <text:s text:c="10"/>rR</text:p>
            <draw:frame table:end-cell-address="Calculation.B3" table:end-x="0.5929in" table:end-y="0.1374in" draw:z-index="0" draw:name="Graphics 1" draw:style-name="gr3" draw:text-style-name="P1" svg:width="0.398in" svg:height="0.0906in" svg:x="0.1949in" svg:y="0.0469in">
              <draw:image xlink:href="Pictures/10000201000000670000003CF31A9418.png" xlink:type="simple" xlink:show="embed" xlink:actuate="onLoad"/>
              <draw:image xlink:href="Pictures/100002E200000887000004FF98900CBD.svg" xlink:type="simple" xlink:show="embed" xlink:actuate="onLoad">
                <text:p/>
              </draw:image>
            </draw:frame>
          </table:table-cell>
          <table:table-cell table:number-columns-repeated="1022"/>
        </table:table-row>
        <table:table-row table:style-name="ro1">
          <table:table-cell table:formula="of:=[Input.A4]" office:value-type="string" office:string-value="Coefficients ">
            <text:p>Coefficients </text:p>
          </table:table-cell>
          <table:table-cell table:formula="of:=[Input.B4]" office:value-type="string" office:string-value="a">
            <text:p>a</text:p>
          </table:table-cell>
          <table:table-cell table:style-name="ce5" table:formula="of:=[Input.C4]" office:value-type="float" office:value="1">
            <text:p>1</text:p>
          </table:table-cell>
          <table:table-cell table:formula="of:=[Input.D4]" office:value-type="string" office:string-value="-">
            <text:p>-</text:p>
          </table:table-cell>
          <table:table-cell table:number-columns-repeated="1020"/>
        </table:table-row>
        <table:table-row table:style-name="ro1">
          <table:table-cell/>
          <table:table-cell table:formula="of:=[Input.B5]" office:value-type="string" office:string-value="r">
            <text:p>r</text:p>
          </table:table-cell>
          <table:table-cell table:style-name="ce5" table:formula="of:=[Input.C5]" office:value-type="float" office:value="3">
            <text:p>3</text:p>
          </table:table-cell>
          <table:table-cell table:formula="of:=[Input.D5]" office:value-type="string" office:string-value="-">
            <text:p>-</text:p>
          </table:table-cell>
          <table:table-cell table:number-columns-repeated="1020"/>
        </table:table-row>
        <table:table-row table:style-name="ro9">
          <table:table-cell table:formula="of:=[Input.A6]" office:value-type="string" office:string-value="Rate equation">
            <text:p>Rate equation</text:p>
          </table:table-cell>
          <table:table-cell>
            <draw:frame table:end-cell-address="Calculation.B6" table:end-x="0.8146in" table:end-y="0.237in" draw:z-index="1" draw:style-name="gr2" draw:text-style-name="P1" svg:width="0.8091in" svg:height="0.237in" svg:x="0.0055in" svg:y="0in">
              <draw:object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  <table:table-cell table:style-name="ce5"/>
          <table:table-cell table:formula="of:=[Input.D6]" office:value-type="string" office:string-value="mol/L s">
            <text:p>mol/L s</text:p>
            <draw:frame table:end-cell-address="Calculation.D7" table:end-x="0.5705in" table:end-y="0.4402in" draw:z-index="2" draw:style-name="gr2" draw:text-style-name="P1" svg:width="0.5657in" svg:height="0.4421in" svg:x="0.0047in" svg:y="0.2783in">
              <draw:object xlink:href="./Object 12" xlink:type="simple" xlink:show="embed" xlink:actuate="onLoad">
                <text:p/>
              </draw:object>
              <draw:image xlink:href="./ObjectReplacements/Object 12" xlink:type="simple" xlink:show="embed" xlink:actuate="onLoad"/>
            </draw:frame>
          </table:table-cell>
          <table:table-cell table:number-columns-repeated="1020"/>
        </table:table-row>
        <table:table-row table:style-name="ro10">
          <table:table-cell table:formula="of:=[Input.A7]" office:value-type="string" office:string-value="Rate constant">
            <text:p>Rate constant</text:p>
          </table:table-cell>
          <table:table-cell table:formula="of:=[Input.B7]" office:value-type="string" office:string-value="k">
            <text:p>k</text:p>
          </table:table-cell>
          <table:table-cell table:style-name="ce5" table:formula="of:=[Input.C7]" office:value-type="float" office:value="0.01">
            <text:p>0.01</text:p>
          </table:table-cell>
          <table:table-cell table:number-columns-repeated="1021"/>
        </table:table-row>
        <table:table-row table:style-name="ro1">
          <table:table-cell table:formula="of:=[Input.A8]" office:value-type="string" office:string-value="Order of reaction">
            <text:p>Order of reaction</text:p>
          </table:table-cell>
          <table:table-cell table:formula="of:=[Input.B8]" office:value-type="string" office:string-value="n">
            <text:p>n</text:p>
          </table:table-cell>
          <table:table-cell table:style-name="ce5" table:formula="of:=[Input.C8]" office:value-type="float" office:value="0.5">
            <text:p>0.5</text:p>
          </table:table-cell>
          <table:table-cell table:formula="of:=[Input.D8]" office:value-type="string" office:string-value="-">
            <text:p>-</text:p>
          </table:table-cell>
          <table:table-cell table:number-columns-repeated="1020"/>
        </table:table-row>
        <table:table-row table:style-name="ro1">
          <table:table-cell table:formula="of:=[Input.A9]" office:value-type="string" office:string-value="Conversion of A">
            <text:p>Conversion of A</text:p>
          </table:table-cell>
          <table:table-cell table:formula="of:=[Input.B9]" office:value-type="string" office:string-value="X">
            <text:p>X</text:p>
          </table:table-cell>
          <table:table-cell table:style-name="ce5" table:formula="of:=[Input.C9]" office:value-type="float" office:value="0.8">
            <text:p>0.8</text:p>
          </table:table-cell>
          <table:table-cell table:formula="of:=[Input.D9]" office:value-type="string" office:string-value="-">
            <text:p>-</text:p>
          </table:table-cell>
          <table:table-cell table:number-columns-repeated="1020"/>
        </table:table-row>
        <table:table-row table:style-name="ro1">
          <table:table-cell table:formula="of:=[Input.A10]" office:value-type="string" office:string-value="Percentage of A in feed">
            <text:p>Percentage of A in feed</text:p>
          </table:table-cell>
          <table:table-cell table:formula="of:=[Input.B10]" office:value-type="string" office:string-value="%A">
            <text:p>%A</text:p>
          </table:table-cell>
          <table:table-cell table:style-name="ce5" table:formula="of:=[Input.C10]" office:value-type="float" office:value="50">
            <text:p>50</text:p>
          </table:table-cell>
          <table:table-cell table:formula="of:=[Input.D10]" office:value-type="string" office:string-value="%">
            <text:p>%</text:p>
          </table:table-cell>
          <table:table-cell table:number-columns-repeated="1020"/>
        </table:table-row>
        <table:table-row table:style-name="ro3">
          <table:table-cell table:formula="of:=[Input.A11]" office:value-type="string" office:string-value="Initial concentration of A">
            <text:p>Initial concentration of A</text:p>
          </table:table-cell>
          <table:table-cell office:value-type="string">
            <text:p>C<text:span text:style-name="T1">A0</text:span></text:p>
          </table:table-cell>
          <table:table-cell table:style-name="ce5" table:formula="of:=[Input.C11]" office:value-type="float" office:value="0.0625">
            <text:p>0.0625</text:p>
          </table:table-cell>
          <table:table-cell table:formula="of:=[Input.D11]" office:value-type="string" office:string-value="mol/L">
            <text:p>mol/L</text:p>
          </table:table-cell>
          <table:table-cell table:number-columns-repeated="1020"/>
        </table:table-row>
        <table:table-row table:style-name="ro1">
          <table:table-cell table:formula="of:=[Input.A12]" office:value-type="string" office:string-value="Operating temperature">
            <text:p>Operating temperature</text:p>
          </table:table-cell>
          <table:table-cell table:formula="of:=[Input.B12]" office:value-type="string" office:string-value="T">
            <text:p>T</text:p>
          </table:table-cell>
          <table:table-cell table:style-name="ce5" table:formula="of:=[Input.C12]" office:value-type="float" office:value="215">
            <text:p>215</text:p>
          </table:table-cell>
          <table:table-cell table:formula="of:=[Input.D12]" office:value-type="string" office:string-value="⁰C">
            <text:p>⁰C</text:p>
          </table:table-cell>
          <table:table-cell table:number-columns-repeated="1020"/>
        </table:table-row>
        <table:table-row table:style-name="ro1">
          <table:table-cell table:formula="of:=[Input.A13]" office:value-type="string" office:string-value="Molar rate of feed">
            <text:p>Molar rate of feed</text:p>
          </table:table-cell>
          <table:table-cell table:formula="of:=[Input.B13]" office:value-type="string" office:string-value="m">
            <text:p>m</text:p>
          </table:table-cell>
          <table:table-cell table:style-name="ce5" table:formula="of:=[Input.C13]" office:value-type="float" office:value="1">
            <text:p>1</text:p>
          </table:table-cell>
          <table:table-cell table:formula="of:=[Input.D13]" office:value-type="string" office:string-value="mol/s">
            <text:p>mol/s</text:p>
          </table:table-cell>
          <table:table-cell table:number-columns-repeated="2"/>
          <table:table-cell table:style-name="ce10" office:value-type="string">
            <text:p>Performance equation plug flow reactor</text:p>
          </table:table-cell>
          <table:table-cell table:number-columns-repeated="1017"/>
        </table:table-row>
        <table:table-row table:style-name="ro11">
          <table:table-cell table:number-columns-repeated="6"/>
          <table:table-cell table:style-name="ce10">
            <draw:frame table:end-cell-address="Calculation.G14" table:end-x="4.8642in" table:end-y="0.7764in" draw:z-index="9" draw:style-name="gr2" draw:text-style-name="P1" svg:width="4.8075in" svg:height="0.7335in" svg:x="0.0567in" svg:y="0.0429in">
              <draw:object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1017"/>
        </table:table-row>
        <table:table-row table:style-name="ro1">
          <table:table-cell table:style-name="ce1" office:value-type="string">
            <text:p>Calculation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Percentage of inert in feed</text:p>
          </table:table-cell>
          <table:table-cell office:value-type="string">
            <text:p>%inert </text:p>
          </table:table-cell>
          <table:table-cell table:style-name="ce5" table:formula="of:=100-[.C10]" office:value-type="float" office:value="50">
            <text:p>50</text:p>
          </table:table-cell>
          <table:table-cell table:formula="of:=[.D10]" office:value-type="string" office:string-value="%">
            <text:p>%</text:p>
          </table:table-cell>
          <table:table-cell table:number-columns-repeated="1020"/>
        </table:table-row>
        <table:table-row table:style-name="ro1">
          <table:table-cell office:value-type="string">
            <text:p>Fractional change in volume</text:p>
          </table:table-cell>
          <table:table-cell table:style-name="ce6" office:value-type="string">
            <text:p>ε</text:p>
          </table:table-cell>
          <table:table-cell table:style-name="ce5" table:formula="of:=IF([.C17]=0;0;((([Input.C5]*[.C13]*[.C10]/100)+([Input.C13]*[.C17]/100))-((([Input.C4]*[.C13]*[.C10]/100))+([Input.C13]*[.C17]/100)))/(([Input.C4]*[.C13]*[.C10]/100)+([Input.C13]*[.C17]/100)))"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3">
          <table:table-cell office:value-type="string">
            <text:p>Feed rate of A</text:p>
          </table:table-cell>
          <table:table-cell office:value-type="string">
            <text:p>F<text:span text:style-name="T1">A0</text:span></text:p>
          </table:table-cell>
          <table:table-cell table:style-name="ce5" table:formula="of:=[.C13]*[.C10]/100" office:value-type="float" office:value="0.5">
            <text:p>0.5</text:p>
          </table:table-cell>
          <table:table-cell table:formula="of:=[.D13]" office:value-type="string" office:string-value="mol/s">
            <text:p>mol/s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5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2">
          <table:table-cell/>
          <table:table-cell table:style-name="ce7" office:value-type="string">
            <text:p>X</text:p>
          </table:table-cell>
          <table:table-cell table:style-name="ce7">
            <draw:frame table:end-cell-address="Calculation.C22" table:end-x="0.8402in" table:end-y="0.4807in" draw:z-index="3" draw:style-name="gr2" draw:text-style-name="P1" svg:width="0.7122in" svg:height="0.4508in" svg:x="0.128in" svg:y="0.0299in">
              <draw:object xlink:href="./Object 5" xlink:type="simple" xlink:show="embed" xlink:actuate="onLoad">
                <text:p/>
              </draw:object>
              <draw:image xlink:href="./ObjectReplacements/Object 5" xlink:type="simple" xlink:show="embed" xlink:actuate="onLoad"/>
            </draw:frame>
          </table:table-cell>
          <table:table-cell table:style-name="ce7">
            <draw:frame table:end-cell-address="Calculation.D22" table:end-x="0.8866in" table:end-y="0.4736in" draw:z-index="4" draw:style-name="gr2" draw:text-style-name="P1" svg:width="0.8866in" svg:height="0.4736in" svg:x="0in" svg:y="0in">
              <draw:object xlink:href="./Object 6" xlink:type="simple" xlink:show="embed" xlink:actuate="onLoad">
                <text:p/>
              </draw:object>
              <draw:image xlink:href="./ObjectReplacements/Object 6" xlink:type="simple" xlink:show="embed" xlink:actuate="onLoad"/>
            </draw:frame>
          </table:table-cell>
          <table:table-cell table:style-name="ce8" office:value-type="string">
            <text:p>dX</text:p>
          </table:table-cell>
          <table:table-cell table:style-name="ce7">
            <draw:frame table:end-cell-address="Calculation.G22" table:end-x="0.0035in" table:end-y="0.4736in" draw:z-index="5" draw:style-name="gr2" draw:text-style-name="P1" svg:width="0.9854in" svg:height="0.4736in" svg:x="0in" svg:y="0in">
              <draw:object xlink:href="./Object 7" xlink:type="simple" xlink:show="embed" xlink:actuate="onLoad">
                <text:p/>
              </draw:object>
              <draw:image xlink:href="./ObjectReplacements/Object 7" xlink:type="simple" xlink:show="embed" xlink:actuate="onLoad"/>
            </draw:frame>
          </table:table-cell>
          <table:table-cell table:style-name="ce7">
            <draw:frame table:end-cell-address="Calculation.G22" table:end-x="1.3083in" table:end-y="0.4736in" draw:z-index="6" draw:style-name="gr2" draw:text-style-name="P1" svg:width="1.3083in" svg:height="0.4736in" svg:x="0in" svg:y="0in">
              <draw:object xlink:href="./Object 8" xlink:type="simple" xlink:show="embed" xlink:actuate="onLoad">
                <text:p/>
              </draw:object>
              <draw:image xlink:href="./ObjectReplacements/Object 8" xlink:type="simple" xlink:show="embed" xlink:actuate="onLoad"/>
            </draw:frame>
          </table:table-cell>
          <table:table-cell table:number-columns-repeated="1017"/>
        </table:table-row>
        <table:table-row table:style-name="ro1">
          <table:table-cell/>
          <table:table-cell table:style-name="ce8" office:value-type="float" office:value="0">
            <text:p>0</text:p>
          </table:table-cell>
          <table:table-cell table:style-name="ce8" table:formula="of:=(1+([.$C$18]*[.B23]))/(1-[.B23])" office:value-type="float" office:value="1">
            <text:p>1</text:p>
          </table:table-cell>
          <table:table-cell table:style-name="ce8" table:formula="of:=[.C23]^[.$C$8]" office:value-type="float" office:value="1">
            <text:p>1</text:p>
          </table:table-cell>
          <table:table-cell table:number-columns-repeated="3" table:style-name="ce8" office:value-type="string">
            <text:p>-</text:p>
          </table:table-cell>
          <table:table-cell table:number-columns-repeated="1017"/>
        </table:table-row>
        <table:table-row table:style-name="ro1">
          <table:table-cell/>
          <table:table-cell table:style-name="ce8" table:formula="of:=[.B23]+0.1" office:value-type="float" office:value="0.1">
            <text:p>0.1</text:p>
          </table:table-cell>
          <table:table-cell table:style-name="ce8" table:formula="of:=(1+([.$C$18]*[.B24]))/(1-[.B24])" office:value-type="float" office:value="1.22222222222222">
            <text:p>1.2222222222</text:p>
          </table:table-cell>
          <table:table-cell table:style-name="ce8" table:formula="of:=[.C24]^[.$C$8]" office:value-type="float" office:value="1.10554159678513">
            <text:p>1.1055415968</text:p>
          </table:table-cell>
          <table:table-cell table:style-name="ce8" table:formula="of:=[.B24]-[.B23]" office:value-type="float" office:value="0.1">
            <text:p>0.1</text:p>
          </table:table-cell>
          <table:table-cell table:style-name="ce8" table:formula="of:=([.D24]+[.D23])/2" office:value-type="float" office:value="1.05277079839257">
            <text:p>1.0527707984</text:p>
          </table:table-cell>
          <table:table-cell table:style-name="ce8" table:formula="of:=[.F24]*[.E24]" office:value-type="float" office:value="0.105277079839257">
            <text:p>0.1052770798</text:p>
          </table:table-cell>
          <table:table-cell table:number-columns-repeated="1017"/>
        </table:table-row>
        <table:table-row table:style-name="ro1">
          <table:table-cell/>
          <table:table-cell table:style-name="ce8" table:formula="of:=[.B24]+0.1" office:value-type="float" office:value="0.2">
            <text:p>0.2</text:p>
          </table:table-cell>
          <table:table-cell table:style-name="ce8" table:formula="of:=(1+([.$C$18]*[.B25]))/(1-[.B25])" office:value-type="float" office:value="1.5">
            <text:p>1.5</text:p>
          </table:table-cell>
          <table:table-cell table:style-name="ce8" table:formula="of:=[.C25]^[.$C$8]" office:value-type="float" office:value="1.22474487139159">
            <text:p>1.2247448714</text:p>
          </table:table-cell>
          <table:table-cell table:style-name="ce8" table:formula="of:=[.B25]-[.B24]" office:value-type="float" office:value="0.1">
            <text:p>0.1</text:p>
          </table:table-cell>
          <table:table-cell table:style-name="ce8" table:formula="of:=([.D25]+[.D24])/2" office:value-type="float" office:value="1.16514323408836">
            <text:p>1.1651432341</text:p>
          </table:table-cell>
          <table:table-cell table:style-name="ce8" table:formula="of:=[.F25]*[.E25]" office:value-type="float" office:value="0.116514323408836">
            <text:p>0.1165143234</text:p>
          </table:table-cell>
          <table:table-cell table:number-columns-repeated="1017"/>
        </table:table-row>
        <table:table-row table:style-name="ro1">
          <table:table-cell/>
          <table:table-cell table:style-name="ce8" table:formula="of:=[.B25]+0.1" office:value-type="float" office:value="0.3">
            <text:p>0.3</text:p>
          </table:table-cell>
          <table:table-cell table:style-name="ce8" table:formula="of:=(1+([.$C$18]*[.B26]))/(1-[.B26])" office:value-type="float" office:value="1.85714285714286">
            <text:p>1.8571428571</text:p>
          </table:table-cell>
          <table:table-cell table:style-name="ce8" table:formula="of:=[.C26]^[.$C$8]" office:value-type="float" office:value="1.36277028773849">
            <text:p>1.3627702877</text:p>
          </table:table-cell>
          <table:table-cell table:style-name="ce8" table:formula="of:=[.B26]-[.B25]" office:value-type="float" office:value="0.1">
            <text:p>0.1</text:p>
          </table:table-cell>
          <table:table-cell table:style-name="ce8" table:formula="of:=([.D26]+[.D25])/2" office:value-type="float" office:value="1.29375757956504">
            <text:p>1.2937575796</text:p>
          </table:table-cell>
          <table:table-cell table:style-name="ce8" table:formula="of:=[.F26]*[.E26]" office:value-type="float" office:value="0.129375757956504">
            <text:p>0.129375758</text:p>
          </table:table-cell>
          <table:table-cell table:number-columns-repeated="1017"/>
        </table:table-row>
        <table:table-row table:style-name="ro1">
          <table:table-cell/>
          <table:table-cell table:style-name="ce8" table:formula="of:=[.B26]+0.1" office:value-type="float" office:value="0.4">
            <text:p>0.4</text:p>
          </table:table-cell>
          <table:table-cell table:style-name="ce8" table:formula="of:=(1+([.$C$18]*[.B27]))/(1-[.B27])" office:value-type="float" office:value="2.33333333333333">
            <text:p>2.3333333333</text:p>
          </table:table-cell>
          <table:table-cell table:style-name="ce8" table:formula="of:=[.C27]^[.$C$8]" office:value-type="float" office:value="1.52752523165195">
            <text:p>1.5275252317</text:p>
          </table:table-cell>
          <table:table-cell table:style-name="ce8" table:formula="of:=[.B27]-[.B26]" office:value-type="float" office:value="0.1">
            <text:p>0.1</text:p>
          </table:table-cell>
          <table:table-cell table:style-name="ce8" table:formula="of:=([.D27]+[.D26])/2" office:value-type="float" office:value="1.44514775969522">
            <text:p>1.4451477597</text:p>
          </table:table-cell>
          <table:table-cell table:style-name="ce8" table:formula="of:=[.F27]*[.E27]" office:value-type="float" office:value="0.144514775969522">
            <text:p>0.144514776</text:p>
          </table:table-cell>
          <table:table-cell table:number-columns-repeated="1017"/>
        </table:table-row>
        <table:table-row table:style-name="ro1">
          <table:table-cell/>
          <table:table-cell table:style-name="ce8" table:formula="of:=[.B27]+0.1" office:value-type="float" office:value="0.5">
            <text:p>0.5</text:p>
          </table:table-cell>
          <table:table-cell table:style-name="ce8" table:formula="of:=(1+([.$C$18]*[.B28]))/(1-[.B28])" office:value-type="float" office:value="3">
            <text:p>3</text:p>
          </table:table-cell>
          <table:table-cell table:style-name="ce8" table:formula="of:=[.C28]^[.$C$8]" office:value-type="float" office:value="1.73205080756888">
            <text:p>1.7320508076</text:p>
          </table:table-cell>
          <table:table-cell table:style-name="ce8" table:formula="of:=[.B28]-[.B27]" office:value-type="float" office:value="0.1">
            <text:p>0.1</text:p>
          </table:table-cell>
          <table:table-cell table:style-name="ce8" table:formula="of:=([.D28]+[.D27])/2" office:value-type="float" office:value="1.62978801961041">
            <text:p>1.6297880196</text:p>
          </table:table-cell>
          <table:table-cell table:style-name="ce8" table:formula="of:=[.F28]*[.E28]" office:value-type="float" office:value="0.162978801961041">
            <text:p>0.162978802</text:p>
          </table:table-cell>
          <table:table-cell table:number-columns-repeated="1017"/>
        </table:table-row>
        <table:table-row table:style-name="ro1">
          <table:table-cell/>
          <table:table-cell table:style-name="ce8" table:formula="of:=[.B28]+0.1" office:value-type="float" office:value="0.6">
            <text:p>0.6</text:p>
          </table:table-cell>
          <table:table-cell table:style-name="ce8" table:formula="of:=(1+([.$C$18]*[.B29]))/(1-[.B29])" office:value-type="float" office:value="4">
            <text:p>4</text:p>
          </table:table-cell>
          <table:table-cell table:style-name="ce8" table:formula="of:=[.C29]^[.$C$8]" office:value-type="float" office:value="2">
            <text:p>2</text:p>
          </table:table-cell>
          <table:table-cell table:style-name="ce8" table:formula="of:=[.B29]-[.B28]" office:value-type="float" office:value="0.1">
            <text:p>0.1</text:p>
          </table:table-cell>
          <table:table-cell table:style-name="ce8" table:formula="of:=([.D29]+[.D28])/2" office:value-type="float" office:value="1.86602540378444">
            <text:p>1.8660254038</text:p>
          </table:table-cell>
          <table:table-cell table:style-name="ce8" table:formula="of:=[.F29]*[.E29]" office:value-type="float" office:value="0.186602540378444">
            <text:p>0.1866025404</text:p>
          </table:table-cell>
          <table:table-cell table:number-columns-repeated="1017"/>
        </table:table-row>
        <table:table-row table:style-name="ro1">
          <table:table-cell/>
          <table:table-cell table:style-name="ce8" table:formula="of:=[.B29]+0.1" office:value-type="float" office:value="0.7">
            <text:p>0.7</text:p>
          </table:table-cell>
          <table:table-cell table:style-name="ce8" table:formula="of:=(1+([.$C$18]*[.B30]))/(1-[.B30])" office:value-type="float" office:value="5.66666666666667">
            <text:p>5.6666666667</text:p>
          </table:table-cell>
          <table:table-cell table:style-name="ce8" table:formula="of:=[.C30]^[.$C$8]" office:value-type="float" office:value="2.38047614284762">
            <text:p>2.3804761428</text:p>
          </table:table-cell>
          <table:table-cell table:style-name="ce8" table:formula="of:=[.B30]-[.B29]" office:value-type="float" office:value="0.1">
            <text:p>0.1</text:p>
          </table:table-cell>
          <table:table-cell table:style-name="ce8" table:formula="of:=([.D30]+[.D29])/2" office:value-type="float" office:value="2.19023807142381">
            <text:p>2.1902380714</text:p>
          </table:table-cell>
          <table:table-cell table:style-name="ce8" table:formula="of:=[.F30]*[.E30]" office:value-type="float" office:value="0.219023807142381">
            <text:p>0.2190238071</text:p>
          </table:table-cell>
          <table:table-cell table:number-columns-repeated="1017"/>
        </table:table-row>
        <table:table-row table:style-name="ro1">
          <table:table-cell/>
          <table:table-cell table:style-name="ce8" table:formula="of:=[.B30]+0.1" office:value-type="float" office:value="0.8">
            <text:p>0.8</text:p>
          </table:table-cell>
          <table:table-cell table:style-name="ce8" table:formula="of:=(1+([.$C$18]*[.B31]))/(1-[.B31])" office:value-type="float" office:value="9">
            <text:p>9</text:p>
          </table:table-cell>
          <table:table-cell table:style-name="ce8" table:formula="of:=[.C31]^[.$C$8]" office:value-type="float" office:value="3">
            <text:p>3</text:p>
          </table:table-cell>
          <table:table-cell table:style-name="ce8" table:formula="of:=[.B31]-[.B30]" office:value-type="float" office:value="0.1">
            <text:p>0.1</text:p>
          </table:table-cell>
          <table:table-cell table:style-name="ce8" table:formula="of:=([.D31]+[.D30])/2" office:value-type="float" office:value="2.69023807142381">
            <text:p>2.6902380714</text:p>
          </table:table-cell>
          <table:table-cell table:style-name="ce8" table:formula="of:=[.F31]*[.E31]" office:value-type="float" office:value="0.269023807142381">
            <text:p>0.2690238071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11" table:formula="of:=SUM([.G24:.G31])" office:value-type="float" office:value="1.33331089379837">
            <text:p>1.3333108938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3">
          <table:table-cell table:style-name="ce4" office:value-type="string">
            <text:p>Area under the curve between zero percent coversion and the given conversion</text:p>
          </table:table-cell>
          <table:table-cell table:style-name="Default"/>
          <table:table-cell table:style-name="Default">
            <draw:frame table:end-cell-address="Calculation.C34" table:end-x="1.3925in" table:end-y="0.7929in" draw:z-index="7" draw:style-name="gr2" draw:text-style-name="P1" svg:width="1.1933in" svg:height="0.7335in" svg:x="0.1992in" svg:y="0.0594in">
              <draw:object xlink:href="./Object 9" xlink:type="simple" xlink:show="embed" xlink:actuate="onLoad">
                <text:p/>
              </draw:object>
              <draw:image xlink:href="./ObjectReplacements/Object 9" xlink:type="simple" xlink:show="embed" xlink:actuate="onLoad"/>
            </draw:frame>
          </table:table-cell>
          <table:table-cell table:style-name="ce5" table:formula="of:=[.G32]" office:value-type="float" office:value="1.33331089379837">
            <text:p>1.3333108938</text:p>
          </table:table-cell>
          <table:table-cell table:style-name="ce9" office:value-type="string">
            <text:p>-</text:p>
          </table:table-cell>
          <table:table-cell table:style-name="Default">
            <draw:frame table:end-cell-address="Calculation.H47" table:end-x="0.4638in" table:end-y="0.0969in" draw:z-index="10" draw:style-name="gr4" draw:text-style-name="P1" svg:width="6.2988in" svg:height="3.5429in" svg:x="0.0335in" svg:y="0.0547in">
              <draw:object draw:notify-on-update-of-ranges="Calculation.B23:Calculation.B31 Calculation.D23:Calculation.D31" xlink:href="./Object 13" xlink:type="simple" xlink:show="embed" xlink:actuate="onLoad">
                <text:p/>
              </draw:object>
              <draw:image xlink:href="./ObjectReplacements/Object 13" xlink:type="simple" xlink:show="embed" xlink:actuate="onLoad"/>
            </draw:frame>
          </table:table-cell>
          <table:table-cell table:number-columns-repeated="1018"/>
        </table:table-row>
        <table:table-row table:style-name="ro14">
          <table:table-cell office:value-type="string">
            <text:p>Volume of PFR </text:p>
          </table:table-cell>
          <table:table-cell table:style-name="ce9" office:value-type="string">
            <text:p>v</text:p>
            <draw:frame table:end-cell-address="Calculation.C36" table:end-x="1.5732in" table:end-y="0.0185in" draw:z-index="8" draw:style-name="gr2" draw:text-style-name="P1" svg:width="1.5906in" svg:height="0.7335in" svg:x="0.8024in" svg:y="0.1035in">
              <draw:object xlink:href="./Object 10" xlink:type="simple" xlink:show="embed" xlink:actuate="onLoad">
                <text:p/>
              </draw:object>
              <draw:image xlink:href="./ObjectReplacements/Object 10" xlink:type="simple" xlink:show="embed" xlink:actuate="onLoad"/>
            </draw:frame>
          </table:table-cell>
          <table:table-cell/>
          <table:table-cell table:style-name="ce5" table:formula="of:=[.C19]*[.D34]/[.C7]/([.C11]^[.C8])" office:value-type="float" office:value="266.662178759673">
            <text:p>266.6621787597</text:p>
          </table:table-cell>
          <table:table-cell table:style-name="ce9" office:value-type="string">
            <text:p>L</text:p>
          </table:table-cell>
          <table:table-cell table:number-columns-repeated="1019"/>
        </table:table-row>
        <table:table-row table:style-name="ro15">
          <table:table-cell table:number-columns-repeated="3"/>
          <table:table-cell table:style-name="ce5" table:formula="of:=[.D35]/1000" office:value-type="float" office:value="0.266662178759673">
            <text:p>0.2666621788</text:p>
          </table:table-cell>
          <table:table-cell table:style-name="ce9" office:value-type="string">
            <text:p>m<text:span text:style-name="T4">3</text:span></text:p>
          </table:table-cell>
          <table:table-cell table:number-columns-repeated="1019"/>
        </table:table-row>
        <table:table-row table:style-name="ro15" table:number-rows-repeated="1048539">
          <table:table-cell table:number-columns-repeated="1024"/>
        </table:table-row>
        <table:table-row table:style-name="ro15">
          <table:table-cell table:number-columns-repeated="1024"/>
        </table:table-row>
      </table:table>
      <table:table table:name="Output" table:style-name="ta1" table:print="false">
        <table:table-column table:style-name="co12" table:default-cell-style-name="ce2"/>
        <table:table-column table:style-name="co2" table:number-columns-repeated="1023" table:default-cell-style-name="ce2"/>
        <table:table-row table:style-name="ro1">
          <table:table-cell table:style-name="ce1" office:value-type="string">
            <text:p>Ouput</text:p>
          </table:table-cell>
          <table:table-cell table:number-columns-repeated="1023"/>
        </table:table-row>
        <table:table-row table:style-name="ro1">
          <table:table-cell office:value-type="string">
            <text:p><text:s/></text:p>
          </table:table-cell>
          <table:table-cell table:number-columns-repeated="1023"/>
        </table:table-row>
        <table:table-row table:style-name="ro16">
          <table:table-cell table:style-name="ce4" office:value-type="string">
            <text:p>Volume of the PFR for the required conversion </text:p>
          </table:table-cell>
          <table:table-cell office:value-type="string">
            <text:p>v</text:p>
          </table:table-cell>
          <table:table-cell table:style-name="ce5" table:formula="of:=[Calculation.D35]" office:value-type="float" office:value="266.662178759673">
            <text:p>266.6621787597</text:p>
          </table:table-cell>
          <table:table-cell table:style-name="ce9" table:formula="of:=[Calculation.E35]" office:value-type="string" office:string-value="L">
            <text:p>L</text:p>
          </table:table-cell>
          <table:table-cell table:number-columns-repeated="1020"/>
        </table:table-row>
        <table:table-row table:style-name="ro16" table:number-rows-repeated="1048572">
          <table:table-cell table:number-columns-repeated="1024"/>
        </table:table-row>
        <table:table-row table:style-name="ro16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1" svg:font-family="'Times New Roman'" style:font-adornments="Regular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en" fo:country="IN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IN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17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27">02/27/2019</text:date>, <text:time>12:45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eerthi vasan</meta:initial-creator>
    <meta:creation-date>2019-02-19T18:29:23.37</meta:creation-date>
    <dc:date>2019-02-27T12:45:05.57</dc:date>
    <meta:editing-duration>PT2H14M1S</meta:editing-duration>
    <meta:editing-cycles>38</meta:editing-cycles>
    <meta:generator>OpenOffice/4.1.6$Win32 OpenOffice.org_project/416m1$Build-9790</meta:generator>
    <dc:creator>Keerthi vasan</dc:creator>
    <meta:document-statistic meta:table-count="4" meta:cell-count="178" meta:object-count="15"/>
  </office:meta>
</office:document-meta>
</file>

<file path=Object 1/content.xml><?xml version="1.0" encoding="utf-8"?>
<math xmlns="http://www.w3.org/1998/Math/MathML">
  <semantics>
    <mrow>
      <mrow>
        <mrow>
          <mo stretchy="false">−</mo>
          <msub>
            <mi>r</mi>
            <mrow>
              <mi>A</mi>
            </mrow>
          </msub>
        </mrow>
        <mo stretchy="false">=</mo>
        <mi>k</mi>
      </mrow>
      <msubsup>
        <mi>C</mi>
        <mrow>
          <mi>A</mi>
        </mrow>
        <mrow>
          <mi>n</mi>
        </mrow>
      </msubsup>
    </mrow>
    <annotation encoding="StarMath 5.0">-r_{A}=k C^{n}_{A}</annotation>
  </semantics>
</math>
</file>

<file path=Object 10/content.xml><?xml version="1.0" encoding="utf-8"?>
<math xmlns="http://www.w3.org/1998/Math/MathML">
  <semantics>
    <mrow>
      <mfrac>
        <mrow>
          <msub>
            <mi>F</mi>
            <mrow>
              <mi mathvariant="italic">A0</mi>
            </mrow>
          </msub>
        </mrow>
        <mrow>
          <mi>k</mi>
          <msubsup>
            <mi>C</mi>
            <mrow>
              <mi mathvariant="italic">A0</mi>
            </mrow>
            <mrow>
              <mi>n</mi>
            </mrow>
          </msubsup>
        </mrow>
      </mfrac>
      <mrow>
        <munderover>
          <mo stretchy="false">∫</mo>
          <mrow>
            <mn>0</mn>
          </mrow>
          <mrow>
            <mi>X</mi>
          </mrow>
        </munderover>
        <mrow>
          <mo stretchy="false">(</mo>
          <mrow>
            <mfrac>
              <mrow>
                <msub>
                  <mi mathvariant="italic">dX</mi>
                  <mrow>
                    <mi>A</mi>
                  </mrow>
                </msub>
              </mrow>
              <mrow>
                <msup>
                  <mrow>
                    <mo stretchy="false">(</mo>
                    <mrow>
                      <mfrac>
                        <mrow>
                          <mrow>
                            <mn>1</mn>
                            <mo stretchy="false">−</mo>
                            <msub>
                              <mi>X</mi>
                              <mrow>
                                <mi>A</mi>
                              </mrow>
                            </msub>
                          </mrow>
                        </mrow>
                        <mrow>
                          <mrow>
                            <mn>1</mn>
                            <mo stretchy="false">+</mo>
                            <msub>
                              <mo stretchy="false">ε</mo>
                              <mrow>
                                <mi>A</mi>
                              </mrow>
                            </msub>
                          </mrow>
                          <msub>
                            <mi>X</mi>
                            <mrow>
                              <mi>A</mi>
                            </mrow>
                          </msub>
                        </mrow>
                      </mfrac>
                    </mrow>
                    <mo stretchy="false">)</mo>
                  </mrow>
                  <mrow>
                    <mi>n</mi>
                  </mrow>
                </msup>
              </mrow>
            </mfrac>
          </mrow>
          <mo stretchy="false">)</mo>
        </mrow>
      </mrow>
    </mrow>
    <annotation encoding="StarMath 5.0">{F_{A0}} over {k C_{A0}^{n}}  int from{0} to{X} ({dX_{A}} over {({1-X_{A}} over {1+%varepsilon _{A}X_{A}} )^{n}} )</annotation>
  </semantics>
</math>
</file>

<file path=Object 11/content.xml><?xml version="1.0" encoding="utf-8"?>
<math xmlns="http://www.w3.org/1998/Math/MathML">
  <semantics>
    <mrow>
      <mfrac>
        <mrow>
          <msup>
            <mi mathvariant="italic">mol</mi>
            <mrow>
              <mrow>
                <mn>1</mn>
                <mo stretchy="false">−</mo>
                <mi>n</mi>
              </mrow>
            </mrow>
          </msup>
        </mrow>
        <mrow>
          <msup>
            <mi>L</mi>
            <mrow>
              <mrow>
                <mn>1</mn>
                <mo stretchy="false">−</mo>
                <mi>n</mi>
              </mrow>
            </mrow>
          </msup>
          <mi>s</mi>
        </mrow>
      </mfrac>
    </mrow>
    <annotation encoding="StarMath 5.0">{mol^{1-n}} over {L^{1-n}s
} </annotation>
  </semantics>
</math>
</file>

<file path=Object 12/content.xml><?xml version="1.0" encoding="utf-8"?>
<math xmlns="http://www.w3.org/1998/Math/MathML">
  <semantics>
    <mrow>
      <mfrac>
        <mrow>
          <msup>
            <mi mathvariant="italic">mol</mi>
            <mrow>
              <mrow>
                <mn>1</mn>
                <mo stretchy="false">−</mo>
                <mi>n</mi>
              </mrow>
            </mrow>
          </msup>
        </mrow>
        <mrow>
          <msup>
            <mi>L</mi>
            <mrow>
              <mrow>
                <mn>1</mn>
                <mo stretchy="false">−</mo>
                <mi>n</mi>
              </mrow>
            </mrow>
          </msup>
          <mi>s</mi>
        </mrow>
      </mfrac>
    </mrow>
    <annotation encoding="StarMath 5.0">{mol^{1-n}} over {L^{1-n}s
} </annotation>
  </semantics>
</math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133cm" svg:y="0.316cm" chart:style-name="ch2">
          <text:p>Plot of x vs ((1+Ex)/(1-x))^n</text:p>
        </chart:title>
        <chart:plot-area chart:style-name="ch3" table:cell-range-address="Calculation.B23:Calculation.B31 Calculation.D23:Calculation.D31" svg:x="0.502cm" svg:y="1.382cm" svg:width="15.35cm" svg:height="7.035cm">
          <chartooo:coordinate-region svg:x="1.24cm" svg:y="1.584cm" svg:width="14.367cm" svg:height="6.18cm"/>
          <chart:axis chart:dimension="x" chart:name="primary-x" chart:style-name="ch4">
            <chart:title svg:x="7.887cm" svg:y="8.09cm" chart:style-name="ch5">
              <text:p>x(-)
</text:p>
            </chart:title>
          </chart:axis>
          <chart:axis chart:dimension="y" chart:name="primary-y" chart:style-name="ch4">
            <chart:title svg:x="0cm" svg:y="6.269cm" chart:style-name="ch6">
              <text:p> ((1+Ex)/(1-x))^n,(-)</text:p>
            </chart:title>
            <chart:grid chart:style-name="ch7" chart:class="major"/>
          </chart:axis>
          <chart:series chart:style-name="ch8" chart:values-cell-range-address="Calculation.D23:Calculation.D31" chart:class="chart:scatter">
            <chart:domain table:cell-range-address="Calculation.B23:Calculation.B31"/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Calculation.B23:Calculation.B31</svg:desc>
                </draw:g>
              </table:table-cell>
              <table:table-cell office:value-type="float" office:value="1">
                <text:p>1</text:p>
                <draw:g>
                  <svg:desc>Calculation.D23:Calculation.D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1.10554159678513">
                <text:p>1.1055415967851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">
                <text:p>0.2</text:p>
              </table:table-cell>
              <table:table-cell office:value-type="float" office:value="1.22474487139159">
                <text:p>1.2247448713915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">
                <text:p>0.3</text:p>
              </table:table-cell>
              <table:table-cell office:value-type="float" office:value="1.36277028773849">
                <text:p>1.3627702877384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">
                <text:p>0.4</text:p>
              </table:table-cell>
              <table:table-cell office:value-type="float" office:value="1.52752523165195">
                <text:p>1.5275252316519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1.73205080756888">
                <text:p>1.7320508075688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">
                <text:p>0.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">
                <text:p>0.7</text:p>
              </table:table-cell>
              <table:table-cell office:value-type="float" office:value="2.38047614284762">
                <text:p>2.3804761428476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">
                <text:p>0.8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6$Win32 OpenOffice.org_project/416m1$Build-9790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math xmlns="http://www.w3.org/1998/Math/MathML"/>
</file>

<file path=Object 3/content.xml><?xml version="1.0" encoding="utf-8"?>
<math xmlns="http://www.w3.org/1998/Math/MathML">
  <semantics>
    <mrow>
      <mrow>
        <mrow>
          <mo stretchy="false">−</mo>
          <msub>
            <mi>r</mi>
            <mrow>
              <mi>A</mi>
            </mrow>
          </msub>
        </mrow>
        <mo stretchy="false">=</mo>
        <mi>k</mi>
      </mrow>
      <msubsup>
        <mi>C</mi>
        <mrow>
          <mi>A</mi>
        </mrow>
        <mrow>
          <mi>n</mi>
        </mrow>
      </msubsup>
    </mrow>
    <annotation encoding="StarMath 5.0">-r_{A}=k C^{n}_{A}</annotation>
  </semantics>
</math>
</file>

<file path=Object 4/content.xml><?xml version="1.0" encoding="utf-8"?>
<math xmlns="http://www.w3.org/1998/Math/MathML">
  <semantics>
    <mrow>
      <mrow>
        <mi>v</mi>
        <mo stretchy="false">=</mo>
        <msub>
          <mi>F</mi>
          <mrow>
            <mi mathvariant="italic">A0</mi>
          </mrow>
        </msub>
      </mrow>
      <mrow>
        <mrow>
          <munderover>
            <mo stretchy="false">∫</mo>
            <mrow>
              <mn>0</mn>
            </mrow>
            <mrow>
              <mi>X</mi>
            </mrow>
          </munderover>
          <mrow>
            <mo stretchy="false">(</mo>
            <mrow>
              <mfrac>
                <mrow>
                  <msub>
                    <mi mathvariant="italic">dX</mi>
                    <mrow>
                      <mi>A</mi>
                    </mrow>
                  </msub>
                </mrow>
                <mrow>
                  <mrow>
                    <mo stretchy="false">−</mo>
                    <msub>
                      <mi>r</mi>
                      <mrow>
                        <mi>A</mi>
                      </mrow>
                    </msub>
                  </mrow>
                </mrow>
              </mfrac>
            </mrow>
            <mo stretchy="false">)</mo>
          </mrow>
        </mrow>
        <mo stretchy="false">=</mo>
        <msub>
          <mi>F</mi>
          <mrow>
            <mi mathvariant="italic">A0</mi>
          </mrow>
        </msub>
      </mrow>
      <mrow>
        <mrow>
          <munderover>
            <mo stretchy="false">∫</mo>
            <mrow>
              <mn>0</mn>
            </mrow>
            <mrow>
              <mi>X</mi>
            </mrow>
          </munderover>
          <mrow>
            <mo stretchy="false">(</mo>
            <mrow>
              <mfrac>
                <mrow>
                  <msub>
                    <mi mathvariant="italic">dX</mi>
                    <mrow>
                      <mi>A</mi>
                    </mrow>
                  </msub>
                </mrow>
                <mrow>
                  <mi>k</mi>
                  <msup>
                    <mrow>
                      <mo stretchy="false">(</mo>
                      <mrow>
                        <msub>
                          <mi>C</mi>
                          <mrow>
                            <mi mathvariant="italic">A0</mi>
                          </mrow>
                        </msub>
                        <mrow>
                          <mo stretchy="false">(</mo>
                          <mrow>
                            <mfrac>
                              <mrow>
                                <mrow>
                                  <mn>1</mn>
                                  <mo stretchy="false">−</mo>
                                  <msub>
                                    <mi>X</mi>
                                    <mrow>
                                      <mi>A</mi>
                                    </mrow>
                                  </msub>
                                </mrow>
                              </mrow>
                              <mrow>
                                <mrow>
                                  <mn>1</mn>
                                  <mo stretchy="false">+</mo>
                                  <msub>
                                    <mo stretchy="false">ε</mo>
                                    <mrow>
                                      <mi>A</mi>
                                    </mrow>
                                  </msub>
                                </mrow>
                                <msub>
                                  <mi>X</mi>
                                  <mrow>
                                    <mi>A</mi>
                                  </mrow>
                                </msub>
                              </mrow>
                            </mfrac>
                          </mrow>
                          <mo stretchy="false">)</mo>
                        </mrow>
                      </mrow>
                      <mo stretchy="false">)</mo>
                    </mrow>
                    <mrow>
                      <mi>n</mi>
                    </mrow>
                  </msup>
                </mrow>
              </mfrac>
            </mrow>
            <mo stretchy="false">)</mo>
          </mrow>
        </mrow>
        <mo stretchy="false">=</mo>
        <mfrac>
          <mrow>
            <msub>
              <mi>F</mi>
              <mrow>
                <mi mathvariant="italic">A0</mi>
              </mrow>
            </msub>
          </mrow>
          <mrow>
            <mi>k</mi>
            <msubsup>
              <mi>C</mi>
              <mrow>
                <mi mathvariant="italic">A0</mi>
              </mrow>
              <mrow>
                <mi>n</mi>
              </mrow>
            </msubsup>
          </mrow>
        </mfrac>
      </mrow>
      <mrow>
        <munderover>
          <mo stretchy="false">∫</mo>
          <mrow>
            <mn>0</mn>
          </mrow>
          <mrow>
            <mi>X</mi>
          </mrow>
        </munderover>
        <mrow>
          <mo stretchy="false">(</mo>
          <mrow>
            <mfrac>
              <mrow>
                <msub>
                  <mi mathvariant="italic">dX</mi>
                  <mrow>
                    <mi>A</mi>
                  </mrow>
                </msub>
              </mrow>
              <mrow>
                <msup>
                  <mrow>
                    <mo stretchy="false">(</mo>
                    <mrow>
                      <mfrac>
                        <mrow>
                          <mrow>
                            <mn>1</mn>
                            <mo stretchy="false">−</mo>
                            <msub>
                              <mi>X</mi>
                              <mrow>
                                <mi>A</mi>
                              </mrow>
                            </msub>
                          </mrow>
                        </mrow>
                        <mrow>
                          <mrow>
                            <mn>1</mn>
                            <mo stretchy="false">+</mo>
                            <msub>
                              <mo stretchy="false">ε</mo>
                              <mrow>
                                <mi>A</mi>
                              </mrow>
                            </msub>
                          </mrow>
                          <msub>
                            <mi>X</mi>
                            <mrow>
                              <mi>A</mi>
                            </mrow>
                          </msub>
                        </mrow>
                      </mfrac>
                    </mrow>
                    <mo stretchy="false">)</mo>
                  </mrow>
                  <mrow>
                    <mi>n</mi>
                  </mrow>
                </msup>
              </mrow>
            </mfrac>
          </mrow>
          <mo stretchy="false">)</mo>
        </mrow>
      </mrow>
    </mrow>
    <annotation encoding="StarMath 5.0"> v = F_{A0} int from{0} to{X} ({dX_{A}} over {-r_{A}} )  = F_{A0} int from{0} to{X} ({dX_{A}} over {k(C_{A0}({1-X_{A}} over {1+%varepsilon _{A}X_{A}} ))^{n}} )  ={F_{A0}} over {k C_{A0}^{n}}  int from{0} to{X} ({dX_{A}} over {({1-X_{A}} over {1+%varepsilon _{A}X_{A}} )^{n}} )</annotation>
  </semantics>
</math>
</file>

<file path=Object 5/content.xml><?xml version="1.0" encoding="utf-8"?>
<math xmlns="http://www.w3.org/1998/Math/MathML">
  <semantics>
    <mrow>
      <mfrac>
        <mrow>
          <mrow>
            <mn>1</mn>
            <mo stretchy="false">+</mo>
            <msub>
              <mo stretchy="false">ε</mo>
              <mrow>
                <mi>A</mi>
              </mrow>
            </msub>
          </mrow>
          <msub>
            <mi>X</mi>
            <mrow>
              <mi>A</mi>
            </mrow>
          </msub>
        </mrow>
        <mrow>
          <mrow>
            <mn>1</mn>
            <mo stretchy="false">−</mo>
            <msub>
              <mi>X</mi>
              <mrow>
                <mi>A</mi>
              </mrow>
            </msub>
          </mrow>
        </mrow>
      </mfrac>
    </mrow>
    <annotation encoding="StarMath 5.0">{1+%varepsilon _{A}X_{A}} over {1-X_{A}}</annotation>
  </semantics>
</math>
</file>

<file path=Object 6/content.xml><?xml version="1.0" encoding="utf-8"?>
<math xmlns="http://www.w3.org/1998/Math/MathML">
  <semantics>
    <mrow>
      <msup>
        <mrow>
          <mo stretchy="false">(</mo>
          <mrow>
            <mfrac>
              <mrow>
                <mrow>
                  <mn>1</mn>
                  <mo stretchy="false">+</mo>
                  <msub>
                    <mo stretchy="false">ε</mo>
                    <mrow>
                      <mi>A</mi>
                    </mrow>
                  </msub>
                </mrow>
                <msub>
                  <mi>X</mi>
                  <mrow>
                    <mi>A</mi>
                  </mrow>
                </msub>
              </mrow>
              <mrow>
                <mrow>
                  <mn>1</mn>
                  <mo stretchy="false">−</mo>
                  <msub>
                    <mi>X</mi>
                    <mrow>
                      <mi>A</mi>
                    </mrow>
                  </msub>
                </mrow>
              </mrow>
            </mfrac>
          </mrow>
          <mo stretchy="false">)</mo>
        </mrow>
        <mrow>
          <mi>n</mi>
        </mrow>
      </msup>
    </mrow>
    <annotation encoding="StarMath 5.0"> ({1+%varepsilon _{A}X_{A}} over {1-X_{A}})^{n}</annotation>
  </semantics>
</math>
</file>

<file path=Object 7/content.xml><?xml version="1.0" encoding="utf-8"?>
<math xmlns="http://www.w3.org/1998/Math/MathML">
  <semantics>
    <mrow>
      <msubsup>
        <mrow>
          <mo stretchy="false">(</mo>
          <mrow>
            <mfrac>
              <mrow>
                <mrow>
                  <mn>1</mn>
                  <mo stretchy="false">+</mo>
                  <msub>
                    <mo stretchy="false">ε</mo>
                    <mrow>
                      <mi>A</mi>
                    </mrow>
                  </msub>
                </mrow>
                <msub>
                  <mi>X</mi>
                  <mrow>
                    <mi>A</mi>
                  </mrow>
                </msub>
              </mrow>
              <mrow>
                <mrow>
                  <mn>1</mn>
                  <mo stretchy="false">−</mo>
                  <msub>
                    <mi>X</mi>
                    <mrow>
                      <mi>A</mi>
                    </mrow>
                  </msub>
                </mrow>
              </mrow>
            </mfrac>
          </mrow>
          <mo stretchy="false">)</mo>
        </mrow>
        <mrow>
          <mi mathvariant="italic">avg</mi>
        </mrow>
        <mrow>
          <mi>n</mi>
        </mrow>
      </msubsup>
    </mrow>
    <annotation encoding="StarMath 5.0"> ({1+%varepsilon _{A}X_{A}} over {1-X_{A}})^{n}_{avg}</annotation>
  </semantics>
</math>
</file>

<file path=Object 8/content.xml><?xml version="1.0" encoding="utf-8"?>
<math xmlns="http://www.w3.org/1998/Math/MathML">
  <semantics>
    <mrow>
      <mrow>
        <mi mathvariant="italic">dX</mi>
        <mo stretchy="false">∗</mo>
        <msubsup>
          <mrow>
            <mo stretchy="false">(</mo>
            <mrow>
              <mfrac>
                <mrow>
                  <mrow>
                    <mn>1</mn>
                    <mo stretchy="false">+</mo>
                    <msub>
                      <mo stretchy="false">ε</mo>
                      <mrow>
                        <mi>A</mi>
                      </mrow>
                    </msub>
                  </mrow>
                  <msub>
                    <mi>X</mi>
                    <mrow>
                      <mi>A</mi>
                    </mrow>
                  </msub>
                </mrow>
                <mrow>
                  <mrow>
                    <mn>1</mn>
                    <mo stretchy="false">−</mo>
                    <msub>
                      <mi>X</mi>
                      <mrow>
                        <mi>A</mi>
                      </mrow>
                    </msub>
                  </mrow>
                </mrow>
              </mfrac>
            </mrow>
            <mo stretchy="false">)</mo>
          </mrow>
          <mrow>
            <mi mathvariant="italic">avg</mi>
          </mrow>
          <mrow>
            <mi>n</mi>
          </mrow>
        </msubsup>
      </mrow>
    </mrow>
    <annotation encoding="StarMath 5.0">dX  *({1+%varepsilon _{A}X_{A}} over {1-X_{A}})^{n}_{avg}</annotation>
  </semantics>
</math>
</file>

<file path=Object 9/content.xml><?xml version="1.0" encoding="utf-8"?>
<math xmlns="http://www.w3.org/1998/Math/MathML">
  <semantics>
    <mrow>
      <mrow>
        <munderover>
          <mo stretchy="false">∫</mo>
          <mrow>
            <mn>0</mn>
          </mrow>
          <mrow>
            <mi>X</mi>
          </mrow>
        </munderover>
        <mrow>
          <mo stretchy="false">(</mo>
          <mrow>
            <mfrac>
              <mrow>
                <msub>
                  <mi mathvariant="italic">dX</mi>
                  <mrow>
                    <mi>A</mi>
                  </mrow>
                </msub>
              </mrow>
              <mrow>
                <msup>
                  <mrow>
                    <mo stretchy="false">(</mo>
                    <mrow>
                      <mfrac>
                        <mrow>
                          <mrow>
                            <mn>1</mn>
                            <mo stretchy="false">−</mo>
                            <msub>
                              <mi>X</mi>
                              <mrow>
                                <mi>A</mi>
                              </mrow>
                            </msub>
                          </mrow>
                        </mrow>
                        <mrow>
                          <mrow>
                            <mn>1</mn>
                            <mo stretchy="false">+</mo>
                            <msub>
                              <mo stretchy="false">ε</mo>
                              <mrow>
                                <mi>A</mi>
                              </mrow>
                            </msub>
                          </mrow>
                          <msub>
                            <mi>X</mi>
                            <mrow>
                              <mi>A</mi>
                            </mrow>
                          </msub>
                        </mrow>
                      </mfrac>
                    </mrow>
                    <mo stretchy="false">)</mo>
                  </mrow>
                  <mrow>
                    <mi>n</mi>
                  </mrow>
                </msup>
              </mrow>
            </mfrac>
          </mrow>
          <mo stretchy="false">)</mo>
        </mrow>
      </mrow>
    </mrow>
    <annotation encoding="StarMath 5.0">int from{0} to{X} ({dX_{A}} over {({1-X_{A}} over {1+%varepsilon _{A}X_{A}} )^{n}} )</annotation>
  </semantics>
</math>
</file>